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2" style:family="table" style:master-page-name="">
      <style:table-properties style:width="10.107cm" fo:margin-left="0.275cm" fo:margin-right="6.61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10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_20_indent_20_2">
      <style:paragraph-properties fo:margin-top="0.423cm" fo:margin-bottom="0.212cm"/>
    </style:style>
    <style:style style:name="P6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Text_20_body_20_indent_20_2">
      <style:paragraph-properties fo:margin-top="0.423cm" fo:margin-bottom="0.212cm"/>
      <style:text-properties style:use-window-font-color="true" style:font-name="Times New Roman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15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language-asian="zh" style:country-asian="TW"/>
    </style:style>
    <style:style style:name="P1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7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language-asian="zh" style:country-asian="TW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1" style:font-name-asian="Courier New1" style:language-asian="zh" style:country-asian="TW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nputElement</text:h>
      <text:p text:style-name="Text_20_body_20_indent_20_2"><text:span text:style-name="Source_20_Text"><text:span text:style-name="T2">InputElement</text:span></text:span><text:span text:style-name="T2"> is a super class for components which provie user key input, such as Textbox, Intbox, etc. </text:span></text:p>
      <text:p text:style-name="Text_20_body_20_indent_20_2"><text:span text:style-name="T2">Some features are implemented in this class, such as </text:span><text:span text:style-name="Source_20_Text"><text:span text:style-name="T2">constraint</text:span></text:span><text:span text:style-name="T2">, </text:span><text:span text:style-name="Source_20_Text"><text:span text:style-name="T2">disabled, maxlength, name, readonly, </text:span></text:span><text:span text:style-name="T2">etc.</text:span></text:p>
      <text:p text:style-name="Text_20_body_20_indent_20_2"><text:span text:style-name="T2">You sholuld not deirectly use this class, please use the inherited class.</text:span><text:span text:style-name="T1"> </text:span></text:p>
      <text:h text:style-name="P3" text:outline-level="4">Class Name</text:h>
      <text:p text:style-name="P12"><text:span text:style-name="Source_20_Text"><text:span text:style-name="T3">org.zkoss.zul.InputElement</text:span></text:span></text:p>
      <text:h text:style-name="P4" text:outline-level="4">Supported Events</text:h>
      <text:p text:style-name="P13">*NONE</text:p>
      <text:h text:style-name="P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cols</text:span></text:p>
          </table:table-cell>
          <table:table-cell table:style-name="Table1.A2" office:value-type="string">
            <text:p text:style-name="P11">Sets the columns. </text:p>
            <text:p text:style-name="P11"><text:span text:style-name="T5">Note: </text:span>non-positive means the same as browser's default 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<text:span text:style-name="Source_20_Text">constraint</text:span></text:p>
          </table:table-cell>
          <table:table-cell table:style-name="Table1.A2" office:value-type="string">
            <text:p text:style-name="P14">Sets the constraint, must be a default constraint expression. The value,except regular expression , could be a combination String by comma</text:p>
            <text:p text:style-name="P14"><text:span text:style-name="T5">Values :</text:span> no positive | no negative | no zero | no empty | nofuture | no past | no today | a regular expression.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&lt;empty string&gt;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disabled</text:span></text:p>
          </table:table-cell>
          <table:table-cell table:style-name="Table1.B4" office:value-type="string">
            <text:p text:style-name="P9">Sets whether it is disabled. </text:p>
            <text:p text:style-name="P9"><text:span text:style-name="T5">Values : </text:span><text:span text:style-name="Source_20_Text">true|false</text:span>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maxlength</text:span></text:p>
          </table:table-cell>
          <table:table-cell table:style-name="Table1.B4" office:value-type="string">
            <text:p text:style-name="P9">Sets the max length. </text:p>
            <text:p text:style-name="P9"><text:span text:style-name="T5">Note : </text:span>non-postive means unlimited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0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name</text:span></text:p>
          </table:table-cell>
          <table:table-cell table:style-name="Table1.B4" office:value-type="string">
            <text:p text:style-name="P15">Sets the name of this component.</text:p>
            <text:p text:style-name="P15">Don't use this method if your application is purely based on ZK's event-driven model.</text:p>
            <text:p text:style-name="P15">The name is used only to work with "legacy" Web application that handles user's request by servlets. It works only with HTTP/HTML-based browsers. It doesn't work with other kind of clients. 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4">null</text:span>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readonly</text:span></text:p>
          </table:table-cell>
          <table:table-cell table:style-name="Table1.B4" office:value-type="string">
            <text:p text:style-name="P9">Sets whether it is read only</text:p>
            <text:p text:style-name="P9"><text:span text:style-name="T5">Values : </text:span><text:span text:style-name="Source_20_Text">true|false</text:span>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tabindex</text:span></text:p>
          </table:table-cell>
          <table:table-cell table:style-name="Table1.B4" office:value-type="string">
            <text:p text:style-name="P9">Sets the tab order of this component. </text:p>
            <text:p text:style-name="P9"><text:span text:style-name="T5">Note :</text:span> -1 means the same as browser's default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-1</text:p>
          </table:table-cell>
        </table:table-row>
        <table:table-row table:style-name="Table1.4">
          <table:table-cell table:style-name="Table1.A2" office:value-type="string">
            <text:p text:style-name="P10"><text:span text:style-name="Source_20_Text">text</text:span></text:p>
          </table:table-cell>
          <table:table-cell table:style-name="Table1.B4" office:value-type="string">
            <text:p text:style-name="P9">Sets the value in the String format. <text:span text:style-name="T4"><text:s/></text:span><text:s/></text:p>
            <text:p text:style-name="P9"><text:span text:style-name="T5">Note : </text:span>default value depends on implementation of sub-class.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6"><text:span text:style-name="Source_20_Text"><text:span text:style-name="T6">null</text:span></text:span></text:p>
          </table:table-cell>
        </table:table-row>
      </table:table>
      <text:p text:style-name="P7"/>
      <text:h text:style-name="P4" text:outline-level="4">Methods</text:h>
      <text:p text:style-name="P5">*NONE</text:p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7T11:51:07</dc:date>
    <meta:print-date>2007-09-03T09:33:50</meta:print-date>
    <dc:language>en-US</dc:language>
    <meta:editing-cycles>89</meta:editing-cycles>
    <meta:editing-duration>PT5H34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61" meta:word-count="253" meta:character-count="1634"/>
  </office:meta>
</office:document-meta>
</file>